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O1" svg:font-family="'Linux Libertine O'" style:font-adornments="Regular"/>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nux Libertine O" officeooo:rsid="00045458" officeooo:paragraph-rsid="00045458"/>
    </style:style>
    <style:style style:name="P2" style:family="paragraph" style:parent-style-name="Standard">
      <style:paragraph-properties fo:text-align="start" style:justify-single-word="false"/>
      <style:text-properties style:font-name="Linux Libertine O" officeooo:rsid="00045458" officeooo:paragraph-rsid="00045458"/>
    </style:style>
    <style:style style:name="P3" style:family="paragraph" style:parent-style-name="Standard" style:list-style-name="L1">
      <style:paragraph-properties fo:text-align="start" style:justify-single-word="false"/>
      <style:text-properties style:font-name="Linux Libertine O" officeooo:rsid="00045458" officeooo:paragraph-rsid="00045458"/>
    </style:style>
    <style:style style:name="P4" style:family="paragraph" style:parent-style-name="Standard" style:list-style-name="L4">
      <style:paragraph-properties fo:text-align="start" style:justify-single-word="false"/>
      <style:text-properties style:font-name="Linux Libertine O" officeooo:rsid="00045458" officeooo:paragraph-rsid="00045458"/>
    </style:style>
    <style:style style:name="P5" style:family="paragraph" style:parent-style-name="Standard">
      <style:paragraph-properties fo:text-align="center" style:justify-single-word="false"/>
      <style:text-properties style:font-name="Linux Libertine O" fo:font-size="16pt" officeooo:rsid="00045458" officeooo:paragraph-rsid="00045458" style:font-size-asian="16pt" style:font-size-complex="16pt"/>
    </style:style>
    <style:style style:name="P6" style:family="paragraph" style:parent-style-name="Standard">
      <style:paragraph-properties fo:text-align="center" style:justify-single-word="false"/>
      <style:text-properties style:font-name="Linux Libertine O" fo:font-size="24pt" officeooo:rsid="00045458" officeooo:paragraph-rsid="00045458" style:font-size-asian="24pt" style:font-size-complex="24pt"/>
    </style:style>
    <style:style style:name="P7" style:family="paragraph" style:parent-style-name="Standard">
      <style:paragraph-properties fo:text-align="start" style:justify-single-word="false"/>
      <style:text-properties style:font-name="Linux Libertine O" style:text-underline-style="solid" style:text-underline-width="auto" style:text-underline-color="font-color" officeooo:rsid="00045458" officeooo:paragraph-rsid="00045458"/>
    </style:style>
    <style:style style:name="P8" style:family="paragraph" style:parent-style-name="Standard">
      <style:paragraph-properties fo:text-align="start" style:justify-single-word="false"/>
      <style:text-properties style:font-name="Linux Libertine O" style:text-underline-style="none" officeooo:rsid="00045458" officeooo:paragraph-rsid="00045458"/>
    </style:style>
    <style:style style:name="P9" style:family="paragraph" style:parent-style-name="Standard">
      <style:paragraph-properties fo:text-align="start" style:justify-single-word="false"/>
      <style:text-properties style:font-name="Linux Libertine O" fo:font-size="10pt" officeooo:rsid="00045458" officeooo:paragraph-rsid="00045458" style:font-size-asian="10pt" style:font-size-complex="10pt"/>
    </style:style>
    <style:style style:name="P10" style:family="paragraph" style:parent-style-name="Standard">
      <style:paragraph-properties fo:text-align="start" style:justify-single-word="false"/>
      <style:text-properties style:font-name="Linux Libertine O" officeooo:rsid="0004abb7" officeooo:paragraph-rsid="0004abb7"/>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officeooo:rsid="00050ba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nux Libertine O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lack Sheep RC Club</text:p>
      <text:p text:style-name="P5">Membership Application</text:p>
      <text:p text:style-name="P1"/>
      <text:p text:style-name="P7">Instructions</text:p>
      <text:p text:style-name="P8"/>
      <text:list xml:id="list1033394860259031318" text:style-name="L1">
        <text:list-item>
          <text:p text:style-name="P3">Fill out one application form for each individual.</text:p>
        </text:list-item>
        <text:list-item>
          <text:p text:style-name="P3">Provide new member information below.</text:p>
        </text:list-item>
        <text:list-item>
          <text:p text:style-name="P3">Select membership class and calculate annual dues.</text:p>
        </text:list-item>
        <text:list-item>
          <text:p text:style-name="P3">Sign safety and liability declaration.</text:p>
        </text:list-item>
        <text:list-item>
          <text:p text:style-name="P3">Mail this completed membership application form, photocopy of current AMA card, and check for first year's annual dues to the BSRCC club treasurer. Mailing address for the club treasurer may be found on the club's website at <text:a xlink:type="simple" xlink:href="http://www.bsrcc.com/membership">www.bsrcc.com/membership</text:a>.</text:p>
        </text:list-item>
      </text:list>
      <text:p text:style-name="P2"/>
      <text:p text:style-name="P7">Please provide the following information.</text:p>
      <text:p text:style-name="P2"/>
      <text:p text:style-name="P2">Full Name <text:span text:style-name="T1"><text:tab/><text:tab/><text:tab/><text:tab/><text:tab/><text:tab/><text:tab/><text:tab/><text:tab/><text:tab/><text:tab/><text:tab/><text:tab/></text:span></text:p>
      <text:p text:style-name="P2">Mailing Address <text:span text:style-name="T1"><text:tab/><text:tab/><text:tab/><text:tab/><text:tab/><text:tab/><text:tab/><text:tab/><text:tab/><text:tab/><text:tab/><text:tab/></text:span></text:p>
      <text:p text:style-name="P2">City <text:span text:style-name="T1"><text:tab/><text:tab/><text:tab/><text:tab/><text:tab/><text:tab/><text:tab/></text:span><text:span text:style-name="T2"> </text:span>State <text:span text:style-name="T1"><text:tab/><text:tab/><text:tab/></text:span><text:span text:style-name="T2"> </text:span>ZIP <text:span text:style-name="T1"><text:tab/><text:tab/><text:tab/><text:tab/></text:span></text:p>
      <text:p text:style-name="P2">Date of Birth <text:span text:style-name="T1"><text:tab/><text:tab/><text:tab/><text:tab/><text:tab/><text:tab/><text:tab/><text:tab/><text:tab/><text:tab/><text:tab/><text:tab/><text:tab/></text:span></text:p>
      <text:p text:style-name="P2">Phone Number <text:span text:style-name="T1"><text:tab/><text:tab/><text:tab/><text:tab/><text:tab/><text:tab/><text:tab/><text:tab/><text:tab/><text:tab/><text:tab/><text:tab/></text:span></text:p>
      <text:p text:style-name="P2">Email Address <text:span text:style-name="T1"><text:tab/><text:tab/><text:tab/><text:tab/><text:tab/><text:tab/><text:tab/><text:tab/><text:tab/><text:tab/><text:tab/><text:tab/></text:span></text:p>
      <text:p text:style-name="P2">Attach photocopy of your AMA card.</text:p>
      <text:p text:style-name="P2"/>
      <text:p text:style-name="P7">Select membership class and calculate annual dues.</text:p>
      <text:p text:style-name="P2"/>
      <text:list xml:id="list4243480054128608847" text:style-name="L4">
        <text:list-item>
          <text:p text:style-name="P4">Junior Membership (applicant who is less than 18 years old) $25/year</text:p>
        </text:list-item>
        <text:list-item>
          <text:p text:style-name="P4">Adult Membership (applicant who is 18 years old or older) $75/year</text:p>
        </text:list-item>
        <text:list-item>
          <text:p text:style-name="P4">Disabled Membership (applicant of any age who is diagnosed by a licensed medical doctor as permanently disabled) $45/year</text:p>
        </text:list-item>
      </text:list>
      <text:p text:style-name="P2"/>
      <text:p text:style-name="P2">Above annual dues amounts are prorated for new members depending on which month of the year they join. For example, first year dues for a <text:span text:style-name="T3">j</text:span>unior <text:span text:style-name="T3">m</text:span>ember joining in April will be (9/12)×($25) = $18.75 for first year of membership and $25/year for each year thereafter.</text:p>
      <text:p text:style-name="P2"/>
      <text:p text:style-name="P7">Sign Safety and Liability Declaration</text:p>
      <text:p text:style-name="P2"/>
      <text:p text:style-name="P9">I certify that all the information provided in this application form is true and correct to the best of my knowledge. I agree to abide by all BSRCC bylaws and safety rules, and the AMA safety code. I realize that the hobby of model aviation involves some level of personal risk, and I agree to accept such risk in return for the opportunity to participate in the hobby. I agree to hold BSRCC Inc. harmless in the event of injury or death to myself, or to my minor family members for whom I am legally responsible. Note, for minors less than 18 years of age, both the minor and the minor's legal guardian must affix their names, signature, and date below.</text:p>
      <text:p text:style-name="P2"/>
      <text:p text:style-name="P2">Applicant</text:p>
      <text:p text:style-name="P2"/>
      <text:p text:style-name="P10">Print Name <text:span text:style-name="T1"><text:tab/><text:tab/><text:tab/><text:tab/><text:tab/><text:tab/><text:tab/><text:tab/><text:tab/><text:tab/><text:tab/><text:tab/><text:tab/><text:tab/></text:span></text:p>
      <text:p text:style-name="P10">Signature <text:span text:style-name="T1"><text:tab/><text:tab/><text:tab/><text:tab/><text:tab/><text:tab/><text:tab/><text:tab/></text:span> Date <text:span text:style-name="T1"><text:tab/><text:tab/><text:tab/><text:tab/><text:tab/><text:tab/></text:span></text:p>
      <text:p text:style-name="P2"/>
      <text:p text:style-name="P2">Applicant's Legal Guardian (if applicable)</text:p>
      <text:p text:style-name="P2"/>
      <text:p text:style-name="P10">Print Name <text:span text:style-name="T1"><text:tab/><text:tab/><text:tab/><text:tab/><text:tab/><text:tab/><text:tab/><text:tab/><text:tab/><text:tab/><text:tab/><text:tab/><text:tab/><text:tab/></text:span></text:p>
      <text:p text:style-name="P10">Signature <text:span text:style-name="T1"><text:tab/><text:tab/><text:tab/><text:tab/><text:tab/><text:tab/><text:tab/><text:tab/></text:span> Date <text:span text:style-name="T1"><text:tab/><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nux Libertine O1" svg:font-family="'Linux Libertine O'" style:font-adornments="Regular"/>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Jones</meta:initial-creator>
    <meta:creation-date>2016-02-12T17:40:36.335804114</meta:creation-date>
    <dc:date>2016-02-12T18:20:35.910068224</dc:date>
    <dc:creator>Daniel Jones</dc:creator>
    <meta:editing-duration>PT24M49S</meta:editing-duration>
    <meta:editing-cycles>2</meta:editing-cycles>
    <meta:generator>LibreOffice/4.2.8.2$Linux_X86_64 LibreOffice_project/420m0$Build-2</meta:generator>
    <meta:document-statistic meta:table-count="0" meta:image-count="0" meta:object-count="0" meta:page-count="1" meta:paragraph-count="29" meta:word-count="336" meta:character-count="2144" meta:non-whitespace-character-count="1699"/>
  </office:meta>
</office:document-meta>
</file>